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1_resul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AMAT_hacia_l1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3999072" calcext:value-type="float">
            <text:p>3999072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3925503" calcext:value-type="float">
            <text:p>3925503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3914526" calcext:value-type="float">
            <text:p>3914526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3936543.5" calcext:value-type="float">
            <text:p>3936543.5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3953670.5" calcext:value-type="float">
            <text:p>3953670.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3576346.5" calcext:value-type="float">
            <text:p>3576346.5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3912772" calcext:value-type="float">
            <text:p>3912772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3983220.5" calcext:value-type="float">
            <text:p>3983220.5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3982841" calcext:value-type="float">
            <text:p>3982841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3984326.5" calcext:value-type="float">
            <text:p>3984326.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3982746.5" calcext:value-type="float">
            <text:p>3982746.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3954942.5" calcext:value-type="float">
            <text:p>3954942.5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3732450.5" calcext:value-type="float">
            <text:p>3732450.5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3901246" calcext:value-type="float">
            <text:p>3901246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3998341" calcext:value-type="float">
            <text:p>3998341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3983817" calcext:value-type="float">
            <text:p>3983817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3972650" calcext:value-type="float">
            <text:p>3972650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3928987" calcext:value-type="float">
            <text:p>3928987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3930286.5" calcext:value-type="float">
            <text:p>3930286.5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3997808" calcext:value-type="float">
            <text:p>3997808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3888851" calcext:value-type="float">
            <text:p>3888851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3858325.5" calcext:value-type="float">
            <text:p>3858325.5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3889514.5" calcext:value-type="float">
            <text:p>3889514.5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3982426.5" calcext:value-type="float">
            <text:p>3982426.5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3984855.5" calcext:value-type="float">
            <text:p>3984855.5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3952825" calcext:value-type="float">
            <text:p>3952825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3918464" calcext:value-type="float">
            <text:p>3918464</text:p>
          </table:table-cell>
        </table:table-row>
      </table:table>
      <table:table table:name="L2_results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2_s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AMAT_hacia_l2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095037.812" calcext:value-type="float">
            <text:p>4095037.812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95037.812" calcext:value-type="float">
            <text:p>4095037.812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095037.812" calcext:value-type="float">
            <text:p>4095037.812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095037.812" calcext:value-type="float">
            <text:p>4095037.812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439416.585" calcext:value-type="float">
            <text:p>11439416.585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1433143.749" calcext:value-type="float">
            <text:p>11433143.749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1348098.351" calcext:value-type="float">
            <text:p>11348098.351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1353439.503" calcext:value-type="float">
            <text:p>11353439.503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387110.77" calcext:value-type="float">
            <text:p>12387110.77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387093.458" calcext:value-type="float">
            <text:p>12387093.458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386828.368" calcext:value-type="float">
            <text:p>12386828.368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386777.514" calcext:value-type="float">
            <text:p>12386777.514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90595.788" calcext:value-type="float">
            <text:p>10290595.788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289491.779" calcext:value-type="float">
            <text:p>10289491.779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87421.963" calcext:value-type="float">
            <text:p>10287421.963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279570.161" calcext:value-type="float">
            <text:p>10279570.161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640218.9825" calcext:value-type="float">
            <text:p>8640218.9825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639597.879" calcext:value-type="float">
            <text:p>8639597.879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637007.895" calcext:value-type="float">
            <text:p>8637007.895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629960.511" calcext:value-type="float">
            <text:p>8629960.511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2540008.7375" calcext:value-type="float">
            <text:p>42540008.737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2528785.025" calcext:value-type="float">
            <text:p>42528785.02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2244690.5" calcext:value-type="float">
            <text:p>42244690.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2221347.5375" calcext:value-type="float">
            <text:p>42221347.5375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551068.576" calcext:value-type="float">
            <text:p>12551068.576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551068.576" calcext:value-type="float">
            <text:p>12551068.576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551068.576" calcext:value-type="float">
            <text:p>12551068.576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551068.576" calcext:value-type="float">
            <text:p>12551068.576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677825.7625" calcext:value-type="float">
            <text:p>5677825.7625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677798.775" calcext:value-type="float">
            <text:p>5677798.775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676835.3" calcext:value-type="float">
            <text:p>5676835.3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676701" calcext:value-type="float">
            <text:p>5676701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713731.301" calcext:value-type="float">
            <text:p>5713731.301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713683.344" calcext:value-type="float">
            <text:p>5713683.344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711502.711" calcext:value-type="float">
            <text:p>5711502.711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712252.012" calcext:value-type="float">
            <text:p>5712252.012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565905.6205" calcext:value-type="float">
            <text:p>5565905.6205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565905.6205" calcext:value-type="float">
            <text:p>5565905.6205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565905.6205" calcext:value-type="float">
            <text:p>5565905.6205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565905.6205" calcext:value-type="float">
            <text:p>5565905.620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728817.3635" calcext:value-type="float">
            <text:p>5728817.363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728817.3635" calcext:value-type="float">
            <text:p>5728817.363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728758.587" calcext:value-type="float">
            <text:p>5728758.587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728572.2065" calcext:value-type="float">
            <text:p>5728572.206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512012.6365" calcext:value-type="float">
            <text:p>8512012.636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511886.556" calcext:value-type="float">
            <text:p>8511886.556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505815.8655" calcext:value-type="float">
            <text:p>8505815.865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503814.5515" calcext:value-type="float">
            <text:p>8503814.5515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9349683.934" calcext:value-type="float">
            <text:p>29349683.934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9344814.147" calcext:value-type="float">
            <text:p>29344814.147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9168617.9385" calcext:value-type="float">
            <text:p>29168617.9385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9167761.154" calcext:value-type="float">
            <text:p>29167761.154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3879929.75" calcext:value-type="float">
            <text:p>13879929.75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3871181" calcext:value-type="float">
            <text:p>13871181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789623.5" calcext:value-type="float">
            <text:p>13789623.5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777862.25" calcext:value-type="float">
            <text:p>13777862.25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166250.658" calcext:value-type="float">
            <text:p>4166250.658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166250.658" calcext:value-type="float">
            <text:p>4166250.658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166250.658" calcext:value-type="float">
            <text:p>4166250.658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166250.658" calcext:value-type="float">
            <text:p>4166250.658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618871.785" calcext:value-type="float">
            <text:p>5618871.785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618818.28" calcext:value-type="float">
            <text:p>5618818.28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618228.7" calcext:value-type="float">
            <text:p>5618228.7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618197.95" calcext:value-type="float">
            <text:p>5618197.95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737037.414" calcext:value-type="float">
            <text:p>6737037.414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736969.252" calcext:value-type="float">
            <text:p>6736969.252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736004.258" calcext:value-type="float">
            <text:p>6736004.258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735542.348" calcext:value-type="float">
            <text:p>6735542.348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994004.149" calcext:value-type="float">
            <text:p>10994004.149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994004.149" calcext:value-type="float">
            <text:p>10994004.149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994004.149" calcext:value-type="float">
            <text:p>10994004.149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994004.149" calcext:value-type="float">
            <text:p>10994004.149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866359.6725" calcext:value-type="float">
            <text:p>10866359.672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66359.6725" calcext:value-type="float">
            <text:p>10866359.672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866359.6725" calcext:value-type="float">
            <text:p>10866359.672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866359.6725" calcext:value-type="float">
            <text:p>10866359.6725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221657.248" calcext:value-type="float">
            <text:p>4221657.248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221657.248" calcext:value-type="float">
            <text:p>4221657.248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221657.248" calcext:value-type="float">
            <text:p>4221657.248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221657.248" calcext:value-type="float">
            <text:p>4221657.248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4830670.714" calcext:value-type="float">
            <text:p>14830670.714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4830670.714" calcext:value-type="float">
            <text:p>14830670.714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4830670.714" calcext:value-type="float">
            <text:p>14830670.714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830670.714" calcext:value-type="float">
            <text:p>14830670.714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7857484.3695" calcext:value-type="float">
            <text:p>17857484.3695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7867190.7915" calcext:value-type="float">
            <text:p>17867190.7915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7696345.5685" calcext:value-type="float">
            <text:p>17696345.5685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7696345.5685" calcext:value-type="float">
            <text:p>17696345.5685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4893954.3825" calcext:value-type="float">
            <text:p>14893954.3825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4893688.6675" calcext:value-type="float">
            <text:p>14893688.6675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4891467.8495" calcext:value-type="float">
            <text:p>14891467.8495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882254.5315" calcext:value-type="float">
            <text:p>14882254.5315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757166.3775" calcext:value-type="float">
            <text:p>5757166.3775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757166.3775" calcext:value-type="float">
            <text:p>5757166.3775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755886.5575" calcext:value-type="float">
            <text:p>5755886.5575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755672.29" calcext:value-type="float">
            <text:p>5755672.29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512488.534" calcext:value-type="float">
            <text:p>5512488.534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512488.534" calcext:value-type="float">
            <text:p>5512488.534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512470.3415" calcext:value-type="float">
            <text:p>5512470.3415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512406.7635" calcext:value-type="float">
            <text:p>5512406.7635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677989.853" calcext:value-type="float">
            <text:p>8677989.853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677952.242" calcext:value-type="float">
            <text:p>8677952.242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674702.771" calcext:value-type="float">
            <text:p>8674702.771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674631.728" calcext:value-type="float">
            <text:p>8674631.728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005182.976" calcext:value-type="float">
            <text:p>12005182.976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005182.976" calcext:value-type="float">
            <text:p>12005182.976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005166.464" calcext:value-type="float">
            <text:p>12005166.464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005166.464" calcext:value-type="float">
            <text:p>12005166.464</text:p>
          </table:table-cell>
        </table:table-row>
      </table:table>
      <table:table table:name="L3_results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3_s</text:p>
          </table:table-cell>
          <table:table-cell office:value-type="string" calcext:value-type="string">
            <text:p>l3_a</text:p>
          </table:table-cell>
          <table:table-cell office:value-type="string" calcext:value-type="string">
            <text:p>AMAT_hacia_l3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320104.864268" calcext:value-type="float">
            <text:p>4320104.864268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320104.864268" calcext:value-type="float">
            <text:p>4320104.864268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320104.864268" calcext:value-type="float">
            <text:p>4320104.864268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320104.864268" calcext:value-type="float">
            <text:p>4320104.864268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3483602.232789" calcext:value-type="float">
            <text:p>53483602.232789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3483602.232789" calcext:value-type="float">
            <text:p>53483602.232789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3483602.232789" calcext:value-type="float">
            <text:p>53483602.232789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3483602.232789" calcext:value-type="float">
            <text:p>53483602.232789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00373847.157898" calcext:value-type="float">
            <text:p>300373847.157898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00373847.157898" calcext:value-type="float">
            <text:p>300373847.157898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00373570.209178" calcext:value-type="float">
            <text:p>300373570.209178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00373570.209178" calcext:value-type="float">
            <text:p>300373570.209178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2230302.196926" calcext:value-type="float">
            <text:p>132230302.196926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2230302.196926" calcext:value-type="float">
            <text:p>132230302.196926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32230302.196926" calcext:value-type="float">
            <text:p>132230302.196926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32230302.196926" calcext:value-type="float">
            <text:p>132230302.196926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5396472.7370625" calcext:value-type="float">
            <text:p>25396472.7370625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396472.7370625" calcext:value-type="float">
            <text:p>25396472.7370625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5396472.7370625" calcext:value-type="float">
            <text:p>25396472.7370625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5396472.7370625" calcext:value-type="float">
            <text:p>25396472.737062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240194552.06875" calcext:value-type="float">
            <text:p>5240194552.0687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240855066.85225" calcext:value-type="float">
            <text:p>5240855066.8522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85454093.45663" calcext:value-type="float">
            <text:p>5185454093.45663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87331925.87738" calcext:value-type="float">
            <text:p>5187331925.87738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15884151.828736" calcext:value-type="float">
            <text:p>315884151.828736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15884151.828736" calcext:value-type="float">
            <text:p>315884151.828736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15884151.828736" calcext:value-type="float">
            <text:p>315884151.828736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15884151.828736" calcext:value-type="float">
            <text:p>315884151.828736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189021.702" calcext:value-type="float">
            <text:p>16189021.702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189021.702" calcext:value-type="float">
            <text:p>16189021.702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6189021.702" calcext:value-type="float">
            <text:p>16189021.702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189021.702" calcext:value-type="float">
            <text:p>16189021.702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576085.724025" calcext:value-type="float">
            <text:p>16576085.724025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576085.724025" calcext:value-type="float">
            <text:p>16576085.724025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6576085.724025" calcext:value-type="float">
            <text:p>16576085.724025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576085.724025" calcext:value-type="float">
            <text:p>16576085.724025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8148272.1826665" calcext:value-type="float">
            <text:p>18148272.1826665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8148272.1826665" calcext:value-type="float">
            <text:p>18148272.1826665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8148272.1826665" calcext:value-type="float">
            <text:p>18148272.1826665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8148272.1826665" calcext:value-type="float">
            <text:p>18148272.182666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1814540.9195385" calcext:value-type="float">
            <text:p>11814540.919538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1814540.9195385" calcext:value-type="float">
            <text:p>11814540.919538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1814540.9195385" calcext:value-type="float">
            <text:p>11814540.919538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1814540.9195385" calcext:value-type="float">
            <text:p>11814540.919538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7266303.7446505" calcext:value-type="float">
            <text:p>27266303.744650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7266303.7446505" calcext:value-type="float">
            <text:p>27266303.744650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7266303.7446505" calcext:value-type="float">
            <text:p>27266303.744650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7266303.7446505" calcext:value-type="float">
            <text:p>27266303.7446505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922144314.59783" calcext:value-type="float">
            <text:p>1922144314.59783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922539603.20754" calcext:value-type="float">
            <text:p>1922539603.20754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905753963.19603" calcext:value-type="float">
            <text:p>1905753963.19603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905859871.96037" calcext:value-type="float">
            <text:p>1905859871.96037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9753896.32875" calcext:value-type="float">
            <text:p>59753896.32875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9753896.32875" calcext:value-type="float">
            <text:p>59753896.32875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9753896.32875" calcext:value-type="float">
            <text:p>59753896.32875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9753896.32875" calcext:value-type="float">
            <text:p>59753896.32875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607905.123924" calcext:value-type="float">
            <text:p>4607905.123924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607905.123924" calcext:value-type="float">
            <text:p>4607905.123924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607905.123924" calcext:value-type="float">
            <text:p>4607905.123924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607905.123924" calcext:value-type="float">
            <text:p>4607905.123924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5636517.123125" calcext:value-type="float">
            <text:p>15636517.123125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5636517.123125" calcext:value-type="float">
            <text:p>15636517.123125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5636517.123125" calcext:value-type="float">
            <text:p>15636517.123125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5636517.123125" calcext:value-type="float">
            <text:p>15636517.123125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7201361.268106" calcext:value-type="float">
            <text:p>17201361.268106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7201361.268106" calcext:value-type="float">
            <text:p>17201361.268106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7201361.268106" calcext:value-type="float">
            <text:p>17201361.268106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7201361.268106" calcext:value-type="float">
            <text:p>17201361.268106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13211412.972875" calcext:value-type="float">
            <text:p>213211412.972875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13211412.972875" calcext:value-type="float">
            <text:p>213211412.972875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13211412.972875" calcext:value-type="float">
            <text:p>213211412.972875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13211412.972875" calcext:value-type="float">
            <text:p>213211412.97287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8353011.004562" calcext:value-type="float">
            <text:p>208353011.004562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8353011.004562" calcext:value-type="float">
            <text:p>208353011.004562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8353011.004562" calcext:value-type="float">
            <text:p>208353011.004562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8353011.004562" calcext:value-type="float">
            <text:p>208353011.004562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857462.699008" calcext:value-type="float">
            <text:p>4857462.699008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857462.699008" calcext:value-type="float">
            <text:p>4857462.699008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857462.699008" calcext:value-type="float">
            <text:p>4857462.699008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857462.699008" calcext:value-type="float">
            <text:p>4857462.699008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00166765.740342" calcext:value-type="float">
            <text:p>500166765.740342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00166765.740342" calcext:value-type="float">
            <text:p>500166765.740342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98043643.097323" calcext:value-type="float">
            <text:p>498043643.097323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97944695.896894" calcext:value-type="float">
            <text:p>497944695.896894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18880375.030624" calcext:value-type="float">
            <text:p>518880375.030624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8880375.030624" calcext:value-type="float">
            <text:p>518880375.030624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8880375.030624" calcext:value-type="float">
            <text:p>518880375.030624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8880375.030624" calcext:value-type="float">
            <text:p>518880375.030624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07955271.370629" calcext:value-type="float">
            <text:p>307955271.370629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07955271.370629" calcext:value-type="float">
            <text:p>307955271.370629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07950864.699926" calcext:value-type="float">
            <text:p>307950864.699926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07950864.699926" calcext:value-type="float">
            <text:p>307950864.699926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5914555.00796" calcext:value-type="float">
            <text:p>15914555.00796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5914555.00796" calcext:value-type="float">
            <text:p>15914555.00796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5914515.27836" calcext:value-type="float">
            <text:p>15914515.27836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5914515.27836" calcext:value-type="float">
            <text:p>15914515.27836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4892968.382904" calcext:value-type="float">
            <text:p>14892968.382904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4892968.382904" calcext:value-type="float">
            <text:p>14892968.382904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4892968.382904" calcext:value-type="float">
            <text:p>14892968.382904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4892968.382904" calcext:value-type="float">
            <text:p>14892968.382904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9786724.32872" calcext:value-type="float">
            <text:p>89786724.32872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9786724.32872" calcext:value-type="float">
            <text:p>89786724.32872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89783832.4846" calcext:value-type="float">
            <text:p>89783832.4846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89785422.51649" calcext:value-type="float">
            <text:p>89785422.51649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78509515.133952" calcext:value-type="float">
            <text:p>278509515.133952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78509515.133952" calcext:value-type="float">
            <text:p>278509515.133952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78509515.133952" calcext:value-type="float">
            <text:p>278509515.133952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78509515.133952" calcext:value-type="float">
            <text:p>278509515.133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01:21:11.325220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7-07T01:21:57.653933331</dc:date>
    <meta:editing-duration>PT46S</meta:editing-duration>
    <meta:editing-cycles>1</meta:editing-cycles>
    <meta:document-statistic meta:table-count="3" meta:cell-count="928" meta:object-count="0"/>
  </office:meta>
</office:document-meta>
</file>